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873cm" fo:min-width="0.6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0.842cm" svg:y1="7.032cm" svg:x2="14.652cm" svg:y2="12.112cm">
          <text:p/>
        </draw:line>
        <draw:line draw:style-name="gr1" draw:text-style-name="P1" draw:layer="layout" svg:x1="14.97cm" svg:y1="7.032cm" svg:x2="10.842cm" svg:y2="12.112cm">
          <text:p/>
        </draw:line>
        <draw:custom-shape draw:style-name="gr2" draw:text-style-name="P2" draw:layer="layout" svg:width="1.587cm" svg:height="1.587cm" svg:x="9.89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87cm" svg:height="1.587cm" svg:x="14.018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87cm" svg:height="1.587cm" svg:x="9.89cm" svg:y="11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87cm" svg:height="1.587cm" svg:x="14.017cm" svg:y="11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6T12:11:39.844271759</meta:creation-date>
    <dc:date>2022-10-29T12:25:26.278014742</dc:date>
    <meta:editing-duration>PT9M21S</meta:editing-duration>
    <meta:editing-cycles>4</meta:editing-cycles>
    <meta:generator>LibreOffice/7.0.4.2$Linux_X86_64 LibreOffice_project/00$Build-2</meta:generator>
    <meta:document-statistic meta:object-count="6"/>
  </office:meta>
</office:document-meta>
</file>